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paragraph-rsid="001a7ddb"/>
    </style:style>
    <style:style style:name="P2" style:family="paragraph" style:parent-style-name="Text_20_body">
      <style:text-properties officeooo:paragraph-rsid="00175eeb"/>
    </style:style>
    <style:style style:name="P3" style:family="paragraph" style:parent-style-name="Text_20_body">
      <style:text-properties officeooo:paragraph-rsid="001a7ddb"/>
    </style:style>
    <style:style style:name="P4" style:family="paragraph" style:parent-style-name="Standard">
      <style:text-properties officeooo:paragraph-rsid="000eaea5"/>
    </style:style>
    <style:style style:name="P5" style:family="paragraph" style:parent-style-name="Standard">
      <style:text-properties officeooo:paragraph-rsid="00175eeb"/>
    </style:style>
    <style:style style:name="P6" style:family="paragraph" style:parent-style-name="Standard">
      <style:text-properties officeooo:paragraph-rsid="001a7ddb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>
        <style:tab-stops>
          <style:tab-stop style:position="3.81cm" style:type="right"/>
          <style:tab-stop style:position="5.075cm"/>
          <style:tab-stop style:position="6.251cm"/>
        </style:tab-stops>
      </style:paragraph-properties>
      <style:text-properties fo:language="en" fo:country="US" officeooo:paragraph-rsid="0009eaf0"/>
    </style:style>
    <style:style style:name="P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1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1cc30d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1cc30d" style:font-size-asian="12pt" style:font-size-complex="12pt"/>
    </style:style>
    <style:style style:name="P12" style:family="paragraph" style:parent-style-name="List_20_Paragraph">
      <style:paragraph-properties fo:margin-left="5.715cm" fo:margin-right="0cm" fo:text-indent="0cm" style:auto-text-indent="false"/>
      <style:text-properties officeooo:paragraph-rsid="000eaea5"/>
    </style:style>
    <style:style style:name="P13" style:family="paragraph" style:parent-style-name="List_20_Paragraph">
      <style:paragraph-properties fo:margin-left="5.715cm" fo:margin-right="0cm" fo:text-indent="0cm" style:auto-text-indent="false"/>
      <style:text-properties officeooo:paragraph-rsid="00175eeb"/>
    </style:style>
    <style:style style:name="P14" style:family="paragraph" style:parent-style-name="List_20_Paragraph">
      <style:paragraph-properties fo:margin-left="5.715cm" fo:margin-right="0cm" fo:text-indent="0cm" style:auto-text-indent="false"/>
      <style:text-properties officeooo:paragraph-rsid="001a7ddb"/>
    </style:style>
    <style:style style:name="P15" style:family="paragraph" style:parent-style-name="Standard">
      <style:paragraph-properties fo:margin-left="0cm" fo:margin-right="0cm" fo:line-height="0.741cm" fo:text-align="center" style:justify-single-word="false" fo:text-indent="0cm" style:auto-text-indent="false"/>
    </style:style>
    <style:style style:name="P16" style:family="paragraph" style:parent-style-name="Name">
      <style:paragraph-properties fo:text-align="center" style:justify-single-word="false" fo:break-before="page">
        <style:tab-stops>
          <style:tab-stop style:position="3.81cm" style:type="right"/>
          <style:tab-stop style:position="4.93cm"/>
        </style:tab-stops>
      </style:paragraph-properties>
      <style:text-properties fo:color="#c00000" style:font-name="Century Gothic" fo:font-size="36pt" fo:language="en" fo:country="US" fo:font-weight="bold" officeooo:rsid="0007c2c2" officeooo:paragraph-rsid="001c0b0c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P17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18" style:family="paragraph" style:parent-style-name="Heading_20_1">
      <style:text-properties officeooo:paragraph-rsid="00175eeb"/>
    </style:style>
    <style:style style:name="P19" style:family="paragraph" style:parent-style-name="Heading_20_1">
      <style:text-properties officeooo:paragraph-rsid="001a7ddb"/>
    </style:style>
    <style:style style:name="P20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497bf"/>
    </style:style>
    <style:style style:name="P21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75eeb"/>
    </style:style>
    <style:style style:name="P22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c04d3"/>
    </style:style>
    <style:style style:name="T1" style:family="text">
      <style:text-properties fo:color="#c00000" fo:language="de" fo:country="DE"/>
    </style:style>
    <style:style style:name="T2" style:family="text">
      <style:text-properties fo:language="en" fo:country="US" officeooo:rsid="0009eaf0"/>
    </style:style>
    <style:style style:name="T3" style:family="text">
      <style:text-properties fo:language="fr" fo:country="FR" officeooo:rsid="0011049e"/>
    </style:style>
    <style:style style:name="T4" style:family="text">
      <style:text-properties officeooo:rsid="0007c2c2"/>
    </style:style>
    <style:style style:name="T5" style:family="text">
      <style:text-properties fo:color="#00000a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6" style:family="text">
      <style:text-properties fo:color="#00000a" style:font-name="Century Gothic" fo:font-size="10pt" officeooo:rsid="001f843a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7" style:family="text">
      <style:text-properties fo:color="#00000a" style:font-name="Century Gothic" fo:font-size="10pt" officeooo:rsid="001ff039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8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9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0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1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2" style:family="text">
      <style:text-properties officeooo:rsid="0011049e"/>
    </style:style>
    <style:style style:name="T13" style:family="text">
      <style:text-properties officeooo:rsid="0012dda1"/>
    </style:style>
    <style:style style:name="T14" style:family="text">
      <style:text-properties fo:text-transform="uppercase" fo:color="#00000a" style:font-name="Century Gothic" fo:font-size="10pt" fo:letter-spacing="0.106cm" fo:language="fr" fo:country="FR" fo:font-weight="bold" officeooo:rsid="00175ee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5" style:family="text">
      <style:text-properties fo:text-transform="uppercase" fo:color="#00000a" style:font-name="Century Gothic" fo:font-size="10pt" fo:letter-spacing="0.106cm" fo:language="fr" fo:country="FR" fo:font-weight="bold" officeooo:rsid="001a7dd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6" style:family="text">
      <style:text-properties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>[NAME], [STREET], [PLZ_WITH_LOCATION]</text:p>
      <text:p text:style-name="P10">Anrede</text:p>
      <text:p text:style-name="P10">Vorname Name</text:p>
      <text:p text:style-name="P10">Firma</text:p>
      <text:p text:style-name="P10">Adresse</text:p>
      <text:p text:style-name="P10">PLZ Ort</text:p>
      <text:p text:style-name="P11"/>
      <text:p text:style-name="P11"/>
      <text:p text:style-name="P11"/>
      <text:p text:style-name="P11"/>
      <text:p text:style-name="Standard"><text:span text:style-name="T16">[LOCATION]</text:span>, <text:span text:style-name="T16"><text:date style:data-style-name="N10081" text:date-value="2021-12-03T17:20:44.918318116">3. December 2021</text:date></text:span></text:p>
      <text:p text:style-name="P11"/>
      <text:list xml:id="list3107001072" text:style-name="Outline">
        <text:list-item>
          <text:h text:style-name="Heading_20_1" text:outline-level="1">Bewerbung als [JOB_TITLE]</text:h>
        </text:list-item>
      </text:list>
      <text:p text:style-name="P11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text:span text:style-name="T1"><text:tab/></text:span></text:p>
      <text:p text:style-name="P16">[NAME]</text:p>
      <text:p text:style-name="P8"><text:span text:style-name="T4">[PHONE]</text:span> – <text:span text:style-name="T5">[EMAIL] – [WEBSITE] – </text:span><text:span text:style-name="T6">[LOCALIZED_BIRTH_DAY] – </text:span><text:span text:style-name="T7">[PLZ_WITH_LOCATION] -</text:span><text:span text:style-name="T6"> [NATIONALITY] - [MARITAL_STATUS]</text:span></text:p>
      <text:p text:style-name="P7"/>
      <text:p text:style-name="P15"><text:span text:style-name="Highlighted_20_with_20_gray_20_Char"><text:span text:style-name="T2">[SHORT_DESCRIPTION] </text:span></text:span></text:p>
      <text:p text:style-name="Standard"/>
      <text:list xml:id="list172045336866742" text:continue-numbering="true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4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experience-list-section">
          <text:list xml:id="list3028015527" text:style-name="WWNum1">
            <text:list-item>
              <text:p text:style-name="P20">[CV_UNIT_LIST_ITEM]<text:span text:style-name="T13"> </text:span></text:p>
            </text:list-item>
          </text:list>
        </text:section>
        <text:p text:style-name="P12"/>
        <text:p text:style-name="P12"/>
      </text:section>
      <text:list xml:id="list172046344987143" text:continue-list="list172045336866742" text:style-name="Outline">
        <text:list-item>
          <text:h text:style-name="P18" text:outline-level="1"><text:tab/><text:tab/><text:span text:style-name="T14">Ausbildung</text:span></text:h>
        </text:list-item>
      </text:list>
      <text:p text:style-name="P2"/>
      <text:section text:style-name="Sect1" text:name="education-section">
        <text:p text:style-name="P5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education-list-section">
          <text:list xml:id="list172046875460680" text:continue-list="list3028015527" text:style-name="WWNum1">
            <text:list-item>
              <text:p text:style-name="P21">[CV_UNIT_LIST_ITEM]<text:span text:style-name="T13"> </text:span></text:p>
            </text:list-item>
          </text:list>
        </text:section>
        <text:p text:style-name="P13"/>
        <text:p text:style-name="P13"/>
      </text:section>
      <text:list xml:id="list172046132751868" text:continue-list="list172046344987143" text:style-name="Outline">
        <text:list-item>
          <text:h text:style-name="P19" text:outline-level="1"><text:tab/><text:tab/><text:span text:style-name="T15">Fähigkeiten</text:span></text:h>
        </text:list-item>
      </text:list>
      <text:p text:style-name="P3"/>
      <text:section text:style-name="Sect1" text:name="skills-section">
        <text:p text:style-name="P6"><text:tab/><text:tab/><text:span text:style-name="Red_20_Caps_20_Expanded"><text:span text:style-name="T3">[CV_UNIT_NAME]</text:span></text:span></text:p>
        <text:section text:style-name="Sect1" text:name="skills-list-section">
          <text:list xml:id="list172045433084827" text:continue-list="list172046875460680" text:style-name="WWNum1">
            <text:list-item>
              <text:p text:style-name="P22">[CV_UNIT_LIST_ITEM]<text:span text:style-name="T13"> </text:span></text:p>
            </text:list-item>
          </text:list>
        </text:section>
        <text:p text:style-name="P14"/>
        <text:p text:style-name="P14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loext:contextual-spacing="false" fo:line-height="0.564cm" fo:text-align="start" style:justify-single-word="false" fo:orphans="2" fo:widows="2" style:writing-mode="lr-tb">
        <style:tab-stops>
          <style:tab-stop style:position="3.81cm" style:type="right"/>
          <style:tab-stop style:position="5.08cm"/>
        </style:tab-stops>
      </style:paragraph-properties>
      <style:text-properties fo:color="#00000a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106cm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81cm" style:type="right"/>
          <style:tab-stop style:position="5.08cm"/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5.715cm" fo:margin-right="0cm" fo:margin-top="0cm" fo:margin-bottom="0cm" loext:contextual-spacing="false" fo:line-height="0.508cm" fo:text-indent="0cm" style:auto-text-indent="false">
        <style:tab-stops>
          <style:tab-stop style:position="2.54cm" style:type="right"/>
          <style:tab-stop style:position="3.81cm"/>
          <style:tab-stop style:position="5.08cm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fo:letter-spacing="0.035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fo:letter-spacing="0.035cm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69cm" fo:margin-left="0cm" fo:margin-right="0cm" fo:margin-bottom="1.0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5-26T16:31:00</meta:creation-date>
    <meta:initial-creator>lebenslaufgestalten.de</meta:initial-creator>
    <dc:language>de-CH</dc:language>
    <meta:print-date>2019-06-18T12:03:01.89</meta:print-date>
    <dc:date>2021-12-03T17:20:44.823151813</dc:date>
    <meta:editing-cycles>21</meta:editing-cycles>
    <meta:editing-duration>PT1H8M49S</meta:editing-duration>
    <meta:generator>LibreOffice/6.4.7.2$Linux_X86_64 LibreOffice_project/40$Build-2</meta:generator>
    <meta:document-statistic meta:table-count="0" meta:image-count="0" meta:object-count="0" meta:page-count="2" meta:paragraph-count="26" meta:word-count="61" meta:character-count="688" meta:non-whitespace-character-count="637"/>
    <meta:template xlink:type="simple" xlink:actuate="onRequest" xlink:title="Normal.dotm" xlink:href=""/>
  </office:meta>
</office:document-meta>
</file>